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Fira Sans" svg:font-family="'Fira Sans'" style:font-family-generic="swiss" style:font-pitch="variable"/>
    <style:font-face style:name="Fira Sans1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a4cae"/>
    </style:style>
    <style:style style:name="P2" style:family="paragraph" style:parent-style-name="Standard">
      <style:text-properties officeooo:paragraph-rsid="003056d6"/>
    </style:style>
    <style:style style:name="P3" style:family="paragraph" style:parent-style-name="Standard">
      <style:text-properties officeooo:paragraph-rsid="0035f5e6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1" fo:font-size="18pt" officeooo:rsid="0025f33d"/>
    </style:style>
    <style:style style:name="T4" style:family="text">
      <style:text-properties style:font-name="Fira Sans1" fo:font-size="18pt" officeooo:rsid="002beb22"/>
    </style:style>
    <style:style style:name="T5" style:family="text">
      <style:text-properties style:font-name="Fira Sans1" fo:font-size="18pt" officeooo:rsid="002f5bf7"/>
    </style:style>
    <style:style style:name="T6" style:family="text">
      <style:text-properties style:font-name="Fira Sans1" fo:font-size="18pt" officeooo:rsid="002fe742"/>
    </style:style>
    <style:style style:name="T7" style:family="text">
      <style:text-properties style:font-name="Fira Sans1" fo:font-size="18pt" officeooo:rsid="003056d6"/>
    </style:style>
    <style:style style:name="T8" style:family="text">
      <style:text-properties style:font-name="Fira Sans1" fo:font-size="18pt" officeooo:rsid="0035f5e6"/>
    </style:style>
    <style:style style:name="T9" style:family="text">
      <style:text-properties officeooo:rsid="002bbeba"/>
    </style:style>
    <style:style style:name="T10" style:family="text">
      <style:text-properties officeooo:rsid="002beb22"/>
    </style:style>
    <style:style style:name="T11" style:family="text">
      <style:text-properties officeooo:rsid="002d7d2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d7d2d" style:font-style-asian="italic" style:font-style-complex="italic"/>
    </style:style>
    <style:style style:name="T14" style:family="text">
      <style:text-properties fo:font-style="italic" officeooo:rsid="002a4cae" style:font-style-asian="italic" style:font-style-complex="italic"/>
    </style:style>
    <style:style style:name="T15" style:family="text">
      <style:text-properties fo:font-style="italic" officeooo:rsid="002bbeba" style:font-style-asian="italic" style:font-style-complex="italic"/>
    </style:style>
    <style:style style:name="T16" style:family="text">
      <style:text-properties officeooo:rsid="002f5bf7"/>
    </style:style>
    <style:style style:name="T17" style:family="text">
      <style:text-properties style:font-name="Fira Sans" fo:font-size="18pt" officeooo:rsid="00315d11" style:font-size-asian="18pt" style:font-size-complex="18pt"/>
    </style:style>
    <style:style style:name="T18" style:family="text">
      <style:text-properties style:font-name="Fira Sans" fo:font-size="18pt" fo:font-weight="normal" officeooo:rsid="00315d11" style:font-size-asian="18pt" style:font-weight-asian="normal" style:font-size-complex="18pt" style:font-weight-complex="normal"/>
    </style:style>
    <style:style style:name="T19" style:family="text">
      <style:text-properties style:font-name="DejaVu Sans1" fo:font-size="18pt" fo:letter-spacing="normal" fo:language="en" fo:country="GB" fo:font-weight="normal" officeooo:rsid="00315d11" style:letter-kerning="true" style:font-size-asian="18pt" style:font-weight-asian="normal" style:font-size-complex="18pt" style:font-weight-complex="normal"/>
    </style:style>
    <style:style style:name="T20" style:family="text">
      <style:text-properties officeooo:rsid="0035f5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P3">Quit Emulsio<text:span text:style-name="T1">n<text:tab/><text:tab/><text:tab/><text:tab/><text:tab/><text:tab/></text:span>Esc</text:p>
      <text:p text:style-name="P3">Previous Image<text:tab/><text:tab/><text:tab/><text:tab/><text:tab/><text:tab/><text:span text:style-name="T11">← <text:s/></text:span><text:span text:style-name="T13">or</text:span><text:span text:style-name="T11"> <text:s/></text:span>A <text:s/><text:span text:style-name="T13">or</text:span><text:span text:style-name="T11"> <text:s/>PgUp</text:span><text:line-break/>Next Image<text:tab/><text:tab/><text:tab/><text:tab/><text:tab/><text:tab/><text:tab/><text:span text:style-name="T11">→ <text:s/></text:span><text:span text:style-name="T13">or</text:span><text:span text:style-name="T11"> <text:s/></text:span>D <text:s/><text:span text:style-name="T13">or</text:span><text:span text:style-name="T11"> <text:s/>PgDown<text:line-break/></text:span>Previous <text:span text:style-name="T8">Frame/Page</text:span><text:tab/><text:tab/><text:tab/><text:tab/><text:tab/><text:span text:style-name="T8">↑</text:span><text:line-break/>Next <text:span text:style-name="T8">Frame/Page</text:span><text:tab/><text:tab/><text:tab/><text:tab/><text:tab/><text:tab/><text:span text:style-name="T8">↓</text:span></text:p>
      <text:p text:style-name="Standard">Zoom I<text:span text:style-name="T1">n<text:tab/><text:tab/><text:tab/><text:tab/><text:tab/><text:tab/><text:tab/><text:tab/></text:span><text:span text:style-name="T3">S</text:span><text:span text:style-name="T4">croll</text:span> Up<text:line-break/>Zoom Out<text:tab/><text:tab/><text:tab/><text:tab/><text:tab/><text:tab/><text:tab/><text:span text:style-name="T10">Scroll </text:span>Down</text:p>
      <text:p text:style-name="P1">Show at Original Scale<text:tab/><text:tab/><text:tab/><text:tab/>Q <text:s/><text:span text:style-name="T14">or</text:span><text:span text:style-name="T2"> <text:s/>1<text:line-break/>Best Fit - Use Original Size if Fits<text:tab/><text:tab/>E</text:span><text:line-break/><text:span text:style-name="T5">Fit</text:span> to <text:span text:style-name="T16">Borders</text:span><text:tab/><text:tab/><text:tab/><text:tab/><text:tab/><text:tab/>F</text:p>
      <text:p text:style-name="P2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2">or</text:span> <text:s/>Alt+V</text:p>
      <text:p text:style-name="P2">Pan Camera<text:tab/><text:tab/><text:tab/><text:tab/><text:tab/><text:tab/><text:tab/><text:span text:style-name="T6">Left</text:span> Mouse Button <text:s/><text:span text:style-name="T12">or</text:span> <text:s/>Space<text:line-break/>Full-Screen Mode<text:tab/><text:tab/><text:tab/><text:tab/><text:tab/><text:tab/>Double Click <text:s/><text:span text:style-name="T12">or</text:span> <text:s/>F11 <text:s/><text:span text:style-name="T15">or</text:span><text:span text:style-name="T9"> <text:s/>Enter</text:span></text:p>
      <text:p text:style-name="P2"><text:span text:style-name="T7">Toggle Antialiasing</text:span><text:tab/><text:tab/><text:tab/><text:tab/><text:tab/><text:span text:style-name="T6">S</text:span><text:line-break/><text:span text:style-name="T7">Automatic Antialiasing</text:span><text:tab/><text:tab/><text:tab/><text:tab/><text:span text:style-name="T7">Alt+S</text:span></text:p>
      <text:p text:style-name="Standard">Move Image to the Trash<text:tab/><text:tab/><text:tab/><text:tab/>Del<text:line-break/><text:span text:style-name="T17">Copy Image to the Cipboard<text:tab/><text:tab/><text:tab/>Ctrl+C</text:span><text:span text:style-name="T18">/</text:span><text:span text:style-name="T19">⌘</text:span><text:span text:style-name="T18">+</text:span><text:span text:style-name="T17">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Fira Sans" svg:font-family="'Fira Sans'" style:font-family-generic="swiss" style:font-pitch="variable"/>
    <style:font-face style:name="Fira Sans1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25cm" loext:contextual-spacing="false"/>
      <style:text-properties style:font-name="Fira Sans1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3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24.5cm" style:num-format="1" style:print-orientation="portrait" fo:margin-top="0cm" fo:margin-bottom="0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21:56:12.781000000</meta:creation-date>
    <dc:date>2021-01-14T11:05:01.826578229</dc:date>
    <meta:editing-duration>PT1H52M34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43" meta:character-count="847" meta:non-whitespace-character-count="619"/>
  </office:meta>
</office:document-meta>
</file>